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0pt" style:font-name-asian="Geneva" style:font-size-asian="10pt" style:font-name-complex="Geneva" style:font-size-complex="10pt"/>
    </style:style>
    <style:style style:name="P5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6" style:family="paragraph">
      <style:text-properties style:font-name="Geneva1"/>
    </style:style>
    <style:style style:name="P7" style:family="paragraph">
      <loext:graphic-properties draw:fill="solid" draw:fill-color="#ffffff" draw:opacity="100%"/>
      <style:text-properties style:font-name="Geneva1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style:font-name="Geneva1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Geneva1" fo:font-size="10pt" style:font-size-asian="10pt" style:font-size-complex="10pt"/>
    </style:style>
    <style:style style:name="T1" style:family="text"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style:style style:name="T2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Geneva1"/>
    </style:style>
    <style:style style:name="T6" style:family="text">
      <style:text-properties style:font-name="Geneva1" style:text-underline-style="solid" style:text-underline-width="auto" style:text-underline-color="font-color"/>
    </style:style>
    <style:style style:name="T7" style:family="text">
      <style:text-properties style:font-name="Geneva1" fo:font-size="10pt" style:font-size-asian="10pt" style:font-size-complex="10pt"/>
    </style:style>
    <style:style style:name="fr1" style:family="graphic" style:parent-style-name="GraphicStyle_5f_1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138in" svg:stroke-color="#000000" draw:fill="solid" draw:fill-color="#ffffff" draw:opacity="100%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2" text:anchor-type="page" text:anchor-page-number="1" svg:x="0.2508in" svg:y="0.5138in" svg:width="1.1626in" svg:height="0.111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rect text:anchor-type="page" text:anchor-page-number="1" draw:z-index="1" draw:style-name="gr1" draw:text-style-name="P7" svg:width="1.726in" svg:height="0.7217in" svg:x="1.4126in" svg:y="0.1665in">
        <text:p text:style-name="P6"><text:span text:style-name="T5"><text:s/></text:span><text:span text:style-name="T6">pawn1:ChessPiece</text:span></text:p>
      </draw:rect>
      <draw:line text:anchor-type="page" text:anchor-page-number="1" draw:z-index="2" draw:style-name="gr2" draw:text-style-name="P8" svg:x1="1.4165in" svg:y1="0.4165in" svg:x2="3.1382in" svg:y2="0.4165in">
        <text:p/>
      </draw:line>
      <text:p text:style-name="P5"><draw:frame text:anchor-type="paragraph" draw:z-index="3" draw:name="Shape1" draw:style-name="gr3" draw:text-style-name="P9" svg:width="1.0421in" svg:height="0.4587in" svg:x="1.3173in" svg:y="0.2354in"><draw:text-box><text:p text:style-name="P6"><text:span text:style-name="T5">row = 2</text:span></text:p><text:p text:style-name="P6"><text:span text:style-name="T5">Column = 4 </text:span></text:p></draw:text-box></draw:frame><draw:frame text:anchor-type="paragraph" draw:z-index="4" draw:name="Shape2" draw:style-name="gr4" draw:text-style-name="P11" svg:width="1.0315in" svg:height="0.2189in" svg:x="0.1866in" svg:y="0.1555in"><draw:text-box><text:p text:style-name="P10"><text:span text:style-name="T7">moveTo(3,4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4T09:46:34.844107000</dc:date>
    <meta:editing-duration>PT8M50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100%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P1" style:family="paragraph">
      <loext:graphic-properties draw:fill="solid" draw:fill-color="#000000" draw:opacity="100%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PM0">
        <draw:polygon draw:style-name="gr1" draw:text-style-name="P1" draw:layer="layout" svg:width="0.388cm" svg:height="0.282cm" svg:x="2.822cm" svg:y="0cm" svg:viewBox="0 0 389 283" draw:points="389,142 0,283 0,0">
          <text:p/>
        </draw:polygon>
        <draw:line draw:style-name="gr2" draw:text-style-name="P2" draw:layer="layout" svg:x1="0cm" svg:y1="0.141cm" svg:x2="3.104cm" svg:y2="0.141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21cm" fo:page-height="0.2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